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1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416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70833333333333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.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s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micid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Sex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igious Bia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4" office:value-type="string">
            <text:p>Anti-Jewish</text:p>
          </table:table-cell>
          <table:table-cell table:style-name="ce25" office:value-type="float" office:value="22">
            <text:p>22</text:p>
          </table:table-cell>
        </table:table-row>
        <table:table-row table:style-name="ro2">
          <table:table-cell table:style-name="ce24" office:value-type="string">
            <text:p>Anti-Catholic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nti-Protestant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nti-Islamic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nti-Other Religion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nti-Multi-Religious Group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nti-Atheist/Agnostic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racial-hate-crime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Anti-Am Ind/Alaskan Native 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Asian/Pacific Islander 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Multi-Racial </text:p>
          </table:table-cell>
          <table:table-cell table:style-name="ce21" office:value-type="float" office:value="12">
            <text:p>12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nti-Other Ethnicity/National Origin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Homosexual (Male &amp; Female)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1">
            <text:p>1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11">
            <text:p>11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8">
            <text:p>38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